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ArnoPro-Regular" svg:font-family="ArnoPro-Regular, 'MS Mincho'"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200%" style:text-autospace="none"/>
    </style:style>
    <style:style style:name="P2" style:family="paragraph" style:parent-style-name="Standard">
      <style:paragraph-properties fo:margin-top="0in" fo:margin-bottom="0in" loext:contextual-spacing="false"/>
      <style:text-properties style:font-name="times new roman1" fo:font-size="12pt" style:font-size-asian="12pt" style:font-name-complex="serif" style:font-size-complex="12pt"/>
    </style:style>
    <style:style style:name="P3" style:family="paragraph" style:parent-style-name="Standard">
      <style:paragraph-properties fo:margin-top="0in" fo:margin-bottom="0in" loext:contextual-spacing="false"/>
      <style:text-properties style:font-name="times new roman1" fo:font-size="12pt" officeooo:paragraph-rsid="00572120" style:font-size-asian="12pt" style:font-name-complex="serif" style:font-size-complex="12pt"/>
    </style:style>
    <style:style style:name="P4" style:family="paragraph" style:parent-style-name="Standard">
      <style:paragraph-properties fo:margin-top="0in" fo:margin-bottom="0in" loext:contextual-spacing="false" fo:line-height="200%" fo:text-align="justify" style:justify-single-word="false" style:text-autospace="none"/>
      <style:text-properties style:font-name="times new roman1" fo:font-size="12pt" style:font-size-asian="12pt" style:font-size-complex="12pt"/>
    </style:style>
    <style:style style:name="P5" style:family="paragraph" style:parent-style-name="Standard">
      <style:paragraph-properties fo:margin-top="0in" fo:margin-bottom="0in" loext:contextual-spacing="false" fo:line-height="200%" style:text-autospace="none"/>
      <style:text-properties style:font-name="times new roman1" fo:font-size="12pt" style:font-size-asian="12pt" style:font-size-complex="12pt"/>
    </style:style>
    <style:style style:name="P6" style:family="paragraph" style:parent-style-name="Standard">
      <style:paragraph-properties fo:margin-top="0in" fo:margin-bottom="0in" loext:contextual-spacing="false" fo:line-height="200%" style:text-autospace="none"/>
      <style:text-properties fo:color="#000000" style:font-name="times new roman1" fo:font-size="12pt" fo:language="en" fo:country="US" style:font-size-asian="12pt" style:language-asian="pt" style:country-asian="BR" style:font-name-complex="Times New Roman" style:font-size-complex="12pt"/>
    </style:style>
    <style:style style:name="P7" style:family="paragraph" style:parent-style-name="Standard">
      <style:paragraph-properties fo:margin-left="0.25in" fo:margin-right="0in" fo:line-height="200%" fo:text-indent="0in" style:auto-text-indent="false"/>
    </style:style>
    <style:style style:name="P8" style:family="paragraph" style:parent-style-name="Standard">
      <style:paragraph-properties fo:margin-left="0.25in" fo:margin-right="0in" fo:line-height="200%" fo:text-indent="0in" style:auto-text-indent="false"/>
      <style:text-properties style:font-name="times new roman1" fo:font-size="12pt" style:font-size-asian="12pt" style:font-size-complex="12pt"/>
    </style:style>
    <style:style style:name="P9" style:family="paragraph" style:parent-style-name="Standard">
      <style:paragraph-properties fo:line-height="200%"/>
      <style:text-properties style:font-name="times new roman1" fo:font-size="12pt" fo:language="en" fo:country="US" fo:font-weight="bold" style:font-size-asian="12pt" style:font-weight-asian="bold" style:font-size-complex="12pt"/>
    </style:style>
    <style:style style:name="P10" style:family="paragraph" style:parent-style-name="Standard">
      <style:text-properties style:font-name="times new roman1" fo:font-size="12pt" fo:language="en" fo:country="US"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fo:language="en" fo:country="US" officeooo:paragraph-rsid="004e383e" style:font-size-asian="12pt" style:font-size-complex="12pt"/>
    </style:style>
    <style:style style:name="P12" style:family="paragraph" style:parent-style-name="Standard">
      <style:paragraph-properties fo:line-height="200%"/>
      <style:text-properties style:font-name="times new roman1" fo:font-size="12pt" fo:language="en" fo:country="US" style:font-size-asian="12pt" style:font-size-complex="12pt"/>
    </style:style>
    <style:style style:name="P13" style:family="paragraph" style:parent-style-name="Standard">
      <style:paragraph-properties fo:line-height="200%" fo:text-align="justify" style:justify-single-word="false"/>
      <style:text-properties style:font-name="times new roman1" fo:font-size="12pt" fo:language="en" fo:country="US" style:font-size-asian="12pt" style:font-size-complex="12pt"/>
    </style:style>
    <style:style style:name="P14" style:family="paragraph" style:parent-style-name="Standard">
      <style:paragraph-properties fo:line-height="200%" fo:text-align="justify" style:justify-single-word="false"/>
      <style:text-properties style:font-name="times new roman1" fo:font-size="12pt" fo:language="en" fo:country="US" officeooo:rsid="000daa54" officeooo:paragraph-rsid="000daa54" style:font-size-asian="12pt" style:font-size-complex="12pt"/>
    </style:style>
    <style:style style:name="P15" style:family="paragraph" style:parent-style-name="Standard">
      <style:paragraph-properties fo:line-height="200%" fo:text-align="justify" style:justify-single-word="false"/>
      <style:text-properties style:font-name="times new roman1" fo:font-size="12pt" fo:language="en" fo:country="US" officeooo:rsid="000f321a" officeooo:paragraph-rsid="000f321a"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en" fo:country="US" officeooo:rsid="004e383e" officeooo:paragraph-rsid="004e383e" style:font-size-asian="12pt" style:font-size-complex="12pt"/>
    </style:style>
    <style:style style:name="P17" style:family="paragraph" style:parent-style-name="Standard">
      <style:paragraph-properties fo:line-height="200%"/>
      <style:text-properties style:font-name="times new roman1" fo:font-size="12pt" fo:language="en" fo:country="US" style:font-size-asian="12pt" style:font-name-complex="serif" style:font-size-complex="12pt"/>
    </style:style>
    <style:style style:name="P18" style:family="paragraph" style:parent-style-name="Standard">
      <style:paragraph-properties fo:line-height="200%" fo:text-align="justify" style:justify-single-word="false"/>
      <style:text-properties style:font-name="times new roman1" fo:font-size="12pt" fo:language="en" fo:country="US" officeooo:paragraph-rsid="00329c9e" style:font-size-asian="12pt" style:font-name-complex="serif" style:font-size-complex="12pt"/>
    </style:style>
    <style:style style:name="P19" style:family="paragraph" style:parent-style-name="Standard">
      <style:paragraph-properties fo:line-height="200%"/>
      <style:text-properties style:font-name="times new roman1" fo:font-size="12pt" style:font-size-asian="12pt" style:font-size-complex="12pt"/>
    </style:style>
    <style:style style:name="P20" style:family="paragraph" style:parent-style-name="Standard">
      <style:paragraph-properties fo:line-height="200%" fo:text-align="justify" style:justify-single-word="false"/>
      <style:text-properties style:font-name="times new roman1" fo:font-size="12pt" officeooo:paragraph-rsid="00329c9e" style:font-size-asian="12pt" style:font-size-complex="12pt"/>
    </style:style>
    <style:style style:name="P21" style:family="paragraph" style:parent-style-name="Standard">
      <style:paragraph-properties fo:line-height="200%" fo:text-align="justify" style:justify-single-word="false"/>
      <style:text-properties style:font-name="times new roman1" fo:font-size="12pt" officeooo:paragraph-rsid="00572120" style:font-size-asian="12pt" style:font-size-complex="12pt"/>
    </style:style>
    <style:style style:name="P22" style:family="paragraph" style:parent-style-name="Standard">
      <style:paragraph-properties fo:line-height="200%" fo:text-align="end" style:justify-single-word="false"/>
      <style:text-properties style:font-name="times new roman1" fo:font-size="12pt" style:font-size-asian="12pt" style:font-size-complex="12pt"/>
    </style:style>
    <style:style style:name="P23" style:family="paragraph" style:parent-style-name="Standard">
      <style:paragraph-properties fo:line-height="200%"/>
      <style:text-properties fo:color="#000000" style:font-name="times new roman1" fo:font-size="12pt" style:font-size-asian="12pt" style:language-asian="pt" style:country-asian="BR" style:font-name-complex="Times New Roman" style:font-size-complex="12pt"/>
    </style:style>
    <style:style style:name="P24" style:family="paragraph" style:parent-style-name="Standard">
      <style:text-properties style:font-name="times new roman" fo:font-size="12pt"/>
    </style:style>
    <style:style style:name="P25" style:family="paragraph" style:parent-style-name="Standard">
      <style:paragraph-properties fo:margin-left="0in" fo:margin-right="0in" fo:margin-top="0in" fo:margin-bottom="0in" loext:contextual-spacing="false" fo:line-height="200%" fo:text-align="justify" style:justify-single-word="false" fo:text-indent="0.4925in" style:auto-text-indent="false" style:text-autospace="none"/>
      <style:text-properties style:font-name="times new roman1" fo:font-size="12pt" style:font-size-asian="12pt" style:font-size-complex="12pt"/>
    </style:style>
    <style:style style:name="P26" style:family="paragraph" style:parent-style-name="Standard">
      <style:paragraph-properties fo:margin-left="0in" fo:margin-right="0in" fo:margin-top="0in" fo:margin-bottom="0in" loext:contextual-spacing="false" fo:line-height="200%" fo:text-align="justify" style:justify-single-word="false" fo:text-indent="0.4925in" style:auto-text-indent="false" style:text-autospace="none"/>
      <style:text-properties fo:color="#000000" style:font-name="times new roman1" fo:font-size="12pt" style:font-size-asian="12pt" style:font-name-complex="Times New Roman" style:font-size-complex="12pt"/>
    </style:style>
    <style:style style:name="P27" style:family="paragraph" style:parent-style-name="Standard">
      <style:paragraph-properties fo:margin-top="0in" fo:margin-bottom="0.0835in" loext:contextual-spacing="false" fo:line-height="200%"/>
      <style:text-properties style:font-name="times new roman1" fo:font-size="12pt" style:font-size-asian="12pt" style:font-size-complex="12pt"/>
    </style:style>
    <style:style style:name="P28" style:family="paragraph" style:parent-style-name="Standard">
      <style:paragraph-properties fo:margin-top="0in" fo:margin-bottom="0.0972in" loext:contextual-spacing="false" fo:line-height="120%"/>
      <style:text-properties style:font-name="times new roman" fo:font-size="12pt"/>
    </style:style>
    <style:style style:name="P29" style:family="paragraph" style:parent-style-name="Standard">
      <style:paragraph-properties fo:margin-top="0in" fo:margin-bottom="0.111in" loext:contextual-spacing="false" fo:line-height="200%"/>
      <style:text-properties style:font-name="times new roman1" fo:font-size="12pt" fo:language="en" fo:country="US" fo:font-weight="bold" style:font-size-asian="12pt" style:font-weight-asian="bold" style:font-size-complex="12pt"/>
    </style:style>
    <style:style style:name="P30" style:family="paragraph" style:parent-style-name="Standard" style:master-page-name="Standard">
      <style:paragraph-properties fo:line-height="200%" style:page-number="auto"/>
      <style:text-properties style:font-name="times new roman1" fo:font-size="12pt" fo:language="en" fo:country="US" fo:font-weight="bold" style:font-size-asian="12pt" style:font-weight-asian="bold" style:font-size-complex="12pt"/>
    </style:style>
    <style:style style:name="P31" style:family="paragraph" style:parent-style-name="Standard" style:list-style-name="WW8Num6">
      <style:paragraph-properties fo:line-height="200%"/>
      <style:text-properties style:font-name="times new roman1" fo:font-size="12pt" fo:language="en" fo:country="US" style:font-size-asian="12pt" style:font-size-complex="12pt"/>
    </style:style>
    <style:style style:name="P32" style:family="paragraph" style:parent-style-name="Standard" style:list-style-name="WW8Num7">
      <style:paragraph-properties fo:line-height="200%"/>
      <style:text-properties style:font-name="times new roman1" fo:font-size="12pt" fo:language="en" fo:country="US" style:font-size-asian="12pt" style:font-size-complex="12pt"/>
    </style:style>
    <style:style style:name="P33" style:family="paragraph" style:parent-style-name="Standard" style:list-style-name="WW8Num4">
      <style:paragraph-properties fo:line-height="200%"/>
      <style:text-properties style:font-name="times new roman1" fo:font-size="12pt" fo:language="en" fo:country="US" style:font-size-asian="12pt" style:font-size-complex="12pt"/>
    </style:style>
    <style:style style:name="P34" style:family="paragraph" style:parent-style-name="Standard" style:list-style-name="WW8Num5">
      <style:paragraph-properties fo:line-height="200%"/>
      <style:text-properties style:font-name="times new roman1" fo:font-size="12pt" fo:language="en" fo:country="US" style:font-size-asian="12pt" style:font-size-complex="12pt"/>
    </style:style>
    <style:style style:name="P35" style:family="paragraph" style:parent-style-name="Standard" style:list-style-name="WW8Num3">
      <style:paragraph-properties fo:line-height="200%"/>
      <style:text-properties style:font-name="times new roman1" fo:font-size="12pt" fo:language="en" fo:country="US" style:font-size-asian="12pt" style:font-size-complex="12pt"/>
    </style:style>
    <style:style style:name="P36" style:family="paragraph" style:parent-style-name="Standard" style:list-style-name="WW8Num3">
      <style:paragraph-properties fo:line-height="200%"/>
      <style:text-properties style:font-name="times new roman1" fo:font-size="12pt" style:font-size-asian="12pt" style:font-size-complex="12pt"/>
    </style:style>
    <style:style style:name="P37" style:family="paragraph" style:parent-style-name="Standard" style:list-style-name="WW8Num2">
      <style:paragraph-properties fo:margin-left="0.7874in" fo:margin-right="0in" fo:line-height="200%" fo:text-indent="0in" style:auto-text-indent="false"/>
      <style:text-properties style:font-name="times new roman1" fo:font-size="12pt" fo:language="en" fo:country="US" style:font-size-asian="12pt" style:font-size-complex="12pt"/>
    </style:style>
    <style:style style:name="P38" style:family="paragraph" style:parent-style-name="Heading_20_1">
      <style:text-properties style:font-name="times new roman1" fo:font-size="12pt" fo:language="en" fo:country="US" style:font-size-asian="12pt" style:font-size-complex="12pt"/>
    </style:style>
    <style:style style:name="P39" style:family="paragraph" style:parent-style-name="Heading_20_2">
      <style:text-properties style:font-name="times new roman1" fo:font-size="12pt" fo:language="en" fo:country="US" style:font-size-asian="12pt" style:font-size-complex="12pt"/>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top="0in" fo:margin-bottom="0.111in" fo:line-height="106%" style:punctuation-wrap="simple" style:writing-mode="lr-tb"/>
    </style:style>
    <style:style style:name="T1" style:family="text">
      <style:text-properties fo:font-weight="bold" style:font-weight-asian="bold"/>
    </style:style>
    <style:style style:name="T2" style:family="text">
      <style:text-properties fo:color="#000000" style:font-name-complex="AdvP7B6C"/>
    </style:style>
    <style:style style:name="T3" style:family="text">
      <style:text-properties fo:color="#000000" style:font-name="times new roman1" fo:font-size="12pt" fo:language="en" fo:country="US" style:font-size-asian="12pt" style:font-name-complex="Times New Roman" style:font-size-complex="12pt"/>
    </style:style>
    <style:style style:name="T4" style:family="text">
      <style:text-properties fo:color="#000000" style:font-name="times new roman1" fo:font-size="12pt" fo:language="en" fo:country="US" style:font-size-asian="12pt" style:language-asian="pt" style:country-asian="BR" style:font-name-complex="Times New Roman" style:font-size-complex="12pt"/>
    </style:style>
    <style:style style:name="T5" style:family="text">
      <style:text-properties fo:color="#000000" style:font-name="times new roman1" fo:font-size="12pt" style:font-size-asian="12pt" style:font-name-complex="AdvP7B6C" style:font-size-complex="12pt"/>
    </style:style>
    <style:style style:name="T6" style:family="text">
      <style:text-properties fo:color="#000000" fo:language="en" fo:country="US" style:language-asian="pt" style:country-asian="BR" style:font-name-complex="Times New Roman"/>
    </style:style>
    <style:style style:name="T7" style:family="text">
      <style:text-properties fo:color="#000000" fo:language="en" fo:country="US" fo:font-style="italic" style:language-asian="pt" style:country-asian="BR" style:font-style-asian="italic" style:font-name-complex="Times New Roman"/>
    </style:style>
    <style:style style:name="T8" style:family="text">
      <style:text-properties fo:color="#000000" fo:language="en" fo:country="US" fo:font-style="italic" style:language-asian="pt" style:country-asian="BR" style:font-style-asian="italic" style:font-name-complex="Times New Roman" style:font-style-complex="italic"/>
    </style:style>
    <style:style style:name="T9" style:family="text">
      <style:text-properties fo:color="#000000" fo:language="en" fo:country="US" style:font-name-complex="Times New Roman"/>
    </style:style>
    <style:style style:name="T10" style:family="text">
      <style:text-properties fo:color="#000000" style:language-asian="pt" style:country-asian="BR" style:font-name-complex="Times New Roman"/>
    </style:style>
    <style:style style:name="T11" style:family="text">
      <style:text-properties fo:color="#000000" style:font-name-complex="Times New Roman"/>
    </style:style>
    <style:style style:name="T12" style:family="text">
      <style:text-properties fo:color="#000000" fo:language="none" fo:country="none" style:language-asian="none" style:country-asian="none" style:font-name-complex="Times New Roman"/>
    </style:style>
    <style:style style:name="T13" style:family="text">
      <style:text-properties fo:color="#000000" fo:font-style="italic" style:font-style-asian="italic" style:font-name-complex="Verdana-Italic" style:font-style-complex="italic"/>
    </style:style>
    <style:style style:name="T14" style:family="text">
      <style:text-properties fo:color="#000000" style:font-name-complex="Verdana"/>
    </style:style>
    <style:style style:name="T15" style:family="text">
      <style:text-properties fo:language="en" fo:country="US"/>
    </style:style>
    <style:style style:name="T16" style:family="text">
      <style:text-properties fo:language="en" fo:country="US" fo:font-weight="bold" style:font-weight-asian="bold"/>
    </style:style>
    <style:style style:name="T17" style:family="text">
      <style:text-properties fo:language="en" fo:country="US" style:language-asian="none" style:country-asian="none"/>
    </style:style>
    <style:style style:name="T18" style:family="text">
      <style:text-properties fo:language="en" fo:country="US" style:font-name-asian="Cambria" style:font-name-complex="Cambria"/>
    </style:style>
    <style:style style:name="T19" style:family="text">
      <style:text-properties fo:language="en" fo:country="US" officeooo:rsid="000daa54"/>
    </style:style>
    <style:style style:name="T20" style:family="text">
      <style:text-properties fo:language="en" fo:country="US" officeooo:rsid="0029d911"/>
    </style:style>
    <style:style style:name="T21" style:family="text">
      <style:text-properties fo:language="en" fo:country="US" officeooo:rsid="002a2a43"/>
    </style:style>
    <style:style style:name="T22" style:family="text">
      <style:text-properties fo:language="en" fo:country="US" officeooo:rsid="002c0ae7"/>
    </style:style>
    <style:style style:name="T23" style:family="text">
      <style:text-properties fo:language="en" fo:country="US" officeooo:rsid="00320ac5"/>
    </style:style>
    <style:style style:name="T24" style:family="text">
      <style:text-properties fo:language="en" fo:country="US" officeooo:rsid="003248b7"/>
    </style:style>
    <style:style style:name="T25" style:family="text">
      <style:text-properties fo:language="en" fo:country="US" officeooo:rsid="00329c9e"/>
    </style:style>
    <style:style style:name="T26" style:family="text">
      <style:text-properties fo:language="en" fo:country="US" officeooo:rsid="003441ad"/>
    </style:style>
    <style:style style:name="T27" style:family="text">
      <style:text-properties fo:language="en" fo:country="US" officeooo:rsid="003512a8"/>
    </style:style>
    <style:style style:name="T28" style:family="text">
      <style:text-properties fo:language="en" fo:country="US" officeooo:rsid="0037730a"/>
    </style:style>
    <style:style style:name="T29" style:family="text">
      <style:text-properties fo:language="en" fo:country="US" officeooo:rsid="00389edd"/>
    </style:style>
    <style:style style:name="T30" style:family="text">
      <style:text-properties fo:language="en" fo:country="US" officeooo:rsid="003aee00"/>
    </style:style>
    <style:style style:name="T31" style:family="text">
      <style:text-properties fo:language="en" fo:country="US" officeooo:rsid="003b0eaf"/>
    </style:style>
    <style:style style:name="T32" style:family="text">
      <style:text-properties fo:language="en" fo:country="US" officeooo:rsid="003e223c"/>
    </style:style>
    <style:style style:name="T33" style:family="text">
      <style:text-properties fo:language="en" fo:country="US" officeooo:rsid="003e3995"/>
    </style:style>
    <style:style style:name="T34" style:family="text">
      <style:text-properties fo:language="en" fo:country="US" officeooo:rsid="003fd4c3"/>
    </style:style>
    <style:style style:name="T35" style:family="text">
      <style:text-properties fo:language="en" fo:country="US" style:font-name-complex="Times New Roman"/>
    </style:style>
    <style:style style:name="T36" style:family="text">
      <style:text-properties fo:language="en" fo:country="US" officeooo:rsid="00514a81"/>
    </style:style>
    <style:style style:name="T37" style:family="text">
      <style:text-properties fo:language="en" fo:country="US" officeooo:rsid="0051f9cf"/>
    </style:style>
    <style:style style:name="T38" style:family="text">
      <style:text-properties fo:language="en" fo:country="US" officeooo:rsid="0052212d"/>
    </style:style>
    <style:style style:name="T39" style:family="text">
      <style:text-properties fo:language="en" fo:country="US" officeooo:rsid="0052486d"/>
    </style:style>
    <style:style style:name="T40" style:family="text">
      <style:text-properties fo:language="en" fo:country="US" officeooo:rsid="00533150"/>
    </style:style>
    <style:style style:name="T41" style:family="text">
      <style:text-properties fo:language="en" fo:country="US" officeooo:rsid="005407bc"/>
    </style:style>
    <style:style style:name="T42" style:family="text">
      <style:text-properties style:font-name="Times New Roman" fo:font-size="9pt" fo:language="en" fo:country="US" style:font-size-asian="9pt" style:font-name-complex="Times New Roman" style:font-size-complex="9pt"/>
    </style:style>
    <style:style style:name="T43" style:family="text">
      <style:text-properties style:font-name="Times New Roman" fo:font-size="9pt" fo:language="en" fo:country="US" fo:font-style="italic" style:font-size-asian="9pt" style:font-style-asian="italic" style:font-name-complex="Times New Roman" style:font-size-complex="9pt"/>
    </style:style>
    <style:style style:name="T44" style:family="text">
      <style:text-properties fo:color="#00000a" style:font-name="times new roman1" fo:font-size="12pt" fo:language="en" fo:country="US" style:font-size-asian="12pt" style:language-asian="pt" style:country-asian="BR" style:font-name-complex="Times New Roman" style:font-size-complex="12pt"/>
    </style:style>
    <style:style style:name="T45" style:family="text">
      <style:text-properties fo:color="#00000a" fo:language="en" fo:country="US" style:language-asian="pt" style:country-asian="BR" style:font-name-complex="Times New Roman"/>
    </style:style>
    <style:style style:name="T46" style:family="text">
      <style:text-properties fo:color="#00000a" fo:language="en" fo:country="US" fo:font-style="italic" style:language-asian="pt" style:country-asian="BR" style:font-style-asian="italic" style:font-name-complex="Times New Roman" style:font-style-complex="italic"/>
    </style:style>
    <style:style style:name="T47" style:family="text">
      <style:text-properties fo:color="#1c1b1a" style:font-name-asian="ArnoPro-Regular" style:font-name-complex="Times New Roman"/>
    </style:style>
    <style:style style:name="T48" style:family="text">
      <style:text-properties fo:color="#1c1b1a" fo:font-style="italic" style:font-name-asian="ArnoPro-Regular" style:font-style-asian="italic" style:font-name-complex="Times New Roman"/>
    </style:style>
    <style:style style:name="T49" style:family="text">
      <style:text-properties style:text-position="0% 100%" fo:language="en" fo:country="US"/>
    </style:style>
    <style:style style:name="T50" style:family="text">
      <style:text-properties style:text-position="0% 100%" fo:language="en" fo:country="US" officeooo:rsid="0029d911"/>
    </style:style>
    <style:style style:name="T51" style:family="text">
      <style:text-properties style:text-position="0% 100%" fo:language="en" fo:country="US" officeooo:rsid="003512a8"/>
    </style:style>
    <style:style style:name="T52" style:family="text">
      <style:text-properties style:text-position="0% 100%" fo:language="en" fo:country="US" officeooo:rsid="00389edd"/>
    </style:style>
    <style:style style:name="T53" style:family="text">
      <style:text-properties style:text-position="0% 100%" fo:language="en" fo:country="US" officeooo:rsid="003b0eaf"/>
    </style:style>
    <style:style style:name="T54" style:family="text">
      <style:text-properties style:text-position="0% 100%" fo:language="en" fo:country="US" officeooo:rsid="00533150"/>
    </style:style>
    <style:style style:name="T55" style:family="text">
      <style:text-properties style:text-position="0% 100%" fo:language="en" fo:country="US" officeooo:rsid="005407bc"/>
    </style:style>
    <style:style style:name="T56" style:family="text">
      <style:text-properties style:text-position="0% 100%" fo:language="en" fo:country="US" officeooo:rsid="003b0eaf" style:font-name-complex="serif"/>
    </style:style>
    <style:style style:name="T57" style:family="text">
      <style:text-properties style:text-position="0% 100%" officeooo:rsid="00197485"/>
    </style:style>
    <style:style style:name="T58" style:family="text">
      <style:text-properties style:text-position="0% 100%" officeooo:rsid="00272633"/>
    </style:style>
    <style:style style:name="T59" style:family="text">
      <style:text-properties style:text-position="0% 100%" officeooo:rsid="00274625"/>
    </style:style>
    <style:style style:name="T60" style:family="text">
      <style:text-properties style:text-position="0% 100%" officeooo:rsid="0046219c"/>
    </style:style>
    <style:style style:name="T61" style:family="text">
      <style:text-properties style:text-position="0% 100%" officeooo:rsid="00479c89"/>
    </style:style>
    <style:style style:name="T62" style:family="text">
      <style:text-properties style:text-position="0% 100%" officeooo:rsid="00556957"/>
    </style:style>
    <style:style style:name="T63" style:family="text">
      <style:text-properties officeooo:rsid="00162ce8"/>
    </style:style>
    <style:style style:name="T64" style:family="text">
      <style:text-properties officeooo:rsid="0016d280"/>
    </style:style>
    <style:style style:name="T65" style:family="text">
      <style:text-properties officeooo:rsid="00197485"/>
    </style:style>
    <style:style style:name="T66" style:family="text">
      <style:text-properties officeooo:rsid="001b0bdf"/>
    </style:style>
    <style:style style:name="T67" style:family="text">
      <style:text-properties officeooo:rsid="00272633"/>
    </style:style>
    <style:style style:name="T68" style:family="text">
      <style:text-properties officeooo:rsid="00274625"/>
    </style:style>
    <style:style style:name="T69" style:family="text">
      <style:text-properties officeooo:rsid="002843dd"/>
    </style:style>
    <style:style style:name="T70" style:family="text">
      <style:text-properties officeooo:rsid="0035e5ff"/>
    </style:style>
    <style:style style:name="T71" style:family="text">
      <style:text-properties officeooo:rsid="004312a1"/>
    </style:style>
    <style:style style:name="T72" style:family="text">
      <style:text-properties officeooo:rsid="004474e1"/>
    </style:style>
    <style:style style:name="T73" style:family="text">
      <style:text-properties style:font-name-asian="Times New Roman" style:font-name-complex="Times New Roman"/>
    </style:style>
    <style:style style:name="T74" style:family="text">
      <style:text-properties style:font-name="times new roman1" fo:font-size="12pt" fo:language="en" fo:country="US" style:font-size-asian="12pt" style:font-name-complex="Times New Roman" style:font-size-complex="12pt"/>
    </style:style>
    <style:style style:name="T75" style:family="text">
      <style:text-properties style:font-name="times new roman1" fo:font-size="12pt" fo:language="en" fo:country="US" style:font-size-asian="12pt" style:font-size-complex="12pt"/>
    </style:style>
    <style:style style:name="T76" style:family="text">
      <style:text-properties style:font-name="times new roman1" fo:font-size="12pt" fo:language="en" fo:country="US" style:text-underline-style="solid" style:text-underline-width="auto" style:text-underline-color="font-color" style:font-size-asian="12pt" style:font-name-complex="Times New Roman" style:font-size-complex="12pt"/>
    </style:style>
    <style:style style:name="T77" style:family="text">
      <style:text-properties style:font-name="times new roman1" fo:font-size="12pt" style:font-size-asian="12pt" style:font-size-complex="12pt"/>
    </style:style>
    <style:style style:name="T78" style:family="text">
      <style:text-properties style:font-name="times new roman1" fo:font-size="12pt" style:font-size-asian="12pt" style:font-size-complex="12pt" text:display="true"/>
    </style:style>
    <style:style style:name="T79" style:family="text">
      <style:text-properties style:font-name-complex="Times New Roman"/>
    </style:style>
    <style:style style:name="T80" style:family="text">
      <style:text-properties officeooo:rsid="0044f3c8" style:font-name-complex="Times New Roman"/>
    </style:style>
    <style:style style:name="T81" style:family="text">
      <style:text-properties officeooo:rsid="0046219c"/>
    </style:style>
    <style:style style:name="T82" style:family="text">
      <style:text-properties officeooo:rsid="00479c89"/>
    </style:style>
    <style:style style:name="T83" style:family="text">
      <style:text-properties officeooo:rsid="004e383e"/>
    </style:style>
    <style:style style:name="T84" style:family="text">
      <style:text-properties officeooo:rsid="00556957"/>
    </style:style>
    <style:style style:name="T85" style:family="text">
      <style:text-properties officeooo:rsid="005b7ec6"/>
    </style:style>
    <style:style style:name="T86" style:family="text">
      <style:text-properties fo:background-color="#fff200" loext:char-shading-value="0"/>
    </style:style>
    <style:style style:name="T87" style:family="text">
      <style:text-properties fo:background-color="#fff200" loext:char-shading-value="0"/>
    </style:style>
    <style:style style:name="T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style:use-window-font-color="true" style:font-name="Calibri" fo:font-size="10pt" fo:language="pt" fo:country="BR" style:font-name-asian="Calibri" style:font-size-asian="10pt" style:language-asian="none" style:country-asian="none" style:font-name-complex="Times New Roman" style:font-size-complex="10pt" style:language-complex="ar" style:country-complex="SA"/>
    </style:style>
    <style:style style:name="T91" style:family="text">
      <style:text-properties style:use-window-font-color="true" style:font-name="Calibri" fo:font-size="10pt" fo:language="en" fo:country="US" style:font-name-asian="Calibri" style:font-size-asian="10pt" style:language-asian="none" style:country-asian="none" style:font-name-complex="Times New Roman" style:font-size-complex="10pt" style:language-complex="ar" style:country-complex="S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ait-based modeling allow/stimulate/encourage functional diversity analysis: a case study with carbon allocation<text:span text:style-name="T85"> and residence time</text:span> in tropical forests <text:s/></text:p>
      <text:p text:style-name="P9"/>
      <text:p text:style-name="P9">Abstract</text:p>
      <text:p text:style-name="P9"/>
      <text:p text:style-name="P9">Keywords</text:p>
      <text:h text:style-name="P38" text:outline-level="1">Introduction</text:h>
      <text:h text:style-name="P39" text:outline-level="2">Vagetation models - &gt; purposes. <office:annotation office:name="__Annotation__2326_3768529220"><dc:creator>Unknown Author</dc:creator><dc:date>2018-09-17T10:02:10.157670243</dc:date><text:p text:style-name="P40"><text:span text:style-name="T88">Brienen?</text:span></text:p></office:annotation>Qualities, deficiencies… / - Representation of functional diversity and traits on DGVMs (Why it fails)<office:annotation-end office:name="__Annotation__2326_3768529220"/></text:h>
      <text:p text:style-name="P10"/>
      <text:p text:style-name="P11"><text:span text:style-name="T63"><text:tab/></text:span>Dynamic global vegetation models (DGVMs) provide essential insights <text:span text:style-name="T71">into</text:span> biosphere-climate interactions<text:span text:style-name="T65"> </text:span><text:reference-mark-start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plainTextFormattedCitation&quot;: &quot;(CRAMER et al., 2001; QUILLET; PENG; GARNEAU, 2010; VAN BODEGOM et al., 2012)&quot;, &quot;previouslyFormattedCitation&quot;: &quot;(CRAMER et al., 2001; QUILLET; PENG; GARNEAU, 2010; VAN BODEGOM et al., 2012)&quot;}, &quot;properties&quot;: {&quot;noteIndex&quot;: 0}, &quot;schema&quot;: &quot;https://github.com/citation-style-language/schema/raw/master/csl-citation.json&quot;} RNDymws1Vg5iO"/><text:span text:style-name="T57">(CRAMER et al., 2001; QUILLET; PENG; GARNEAU, 2010; VAN BODEGOM et al., 2012)</text:span><text:reference-mark-end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plainTextFormattedCitation&quot;: &quot;(CRAMER et al., 2001; QUILLET; PENG; GARNEAU, 2010; VAN BODEGOM et al., 2012)&quot;, &quot;previouslyFormattedCitation&quot;: &quot;(CRAMER et al., 2001; QUILLET; PENG; GARNEAU, 2010; VAN BODEGOM et al., 2012)&quot;}, &quot;properties&quot;: {&quot;noteIndex&quot;: 0}, &quot;schema&quot;: &quot;https://github.com/citation-style-language/schema/raw/master/csl-citation.json&quot;} RNDymws1Vg5iO"/>. They have been extensively used to understand the impacts of climate change (e.g. changes on patterns of precipitation, temperature and atmospheric gas concentration) on <text:span text:style-name="T64">the structure and functioning of </text:span>natural ecosystems worldwide<text:span text:style-name="T66"> </text:span><text:reference-mark-start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quot;noteIndex&quot;: 0}, &quot;schema&quot;: &quot;https://github.com/citation-style-language/schema/raw/master/csl-citation.json&quot;} RNDE1pod6Tic3"/><text:span text:style-name="T66">(FRIEDLINGSTEIN et al., 2006; QUILLET; PENG; GARNEAU, 2010; SCHEITER; LANGAN; HIGGINS, 2013; PRENTICE et al., 2007)</text:span><text:reference-mark-end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quot;noteIndex&quot;: 0}, &quot;schema&quot;: &quot;https://github.com/citation-style-language/schema/raw/master/csl-citation.json&quot;} RNDE1pod6Tic3"/><text:span text:style-name="T66">⁠</text:span>. The effects of these changes on the capacity of tropical forests to store carbon<text:span text:style-name="T72"> and behave as a carbon sink</text:span> is an issue widely studied through DGVMs<text:span text:style-name="T67">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3Of84PqMCE"/><text:span text:style-name="T58">(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3Of84PqMCE"/>. <text:span text:style-name="T79">Even though these models have provided important insights</text:span><text:span text:style-name="T80"> about this subject,</text:span> <text:span text:style-name="T81">so far</text:span>, the results are <text:span text:style-name="T81">contradictory. They diverge both on the magnitude and direction of change:</text:span> some DGVMs predict<text:span text:style-name="T70"> </text:span>different levels of loss of th<text:span text:style-name="T81">e tropical forests' capacity to be a carbon sink (the majority of them) </text:span><text:reference-mark-start text:name="ADDIN CSL_CITATION {&quot;citationItems&quot;: [{&quot;id&quot;: &quot;ITEM-1&quot;, &quot;itemData&quot;: {&quot;DOI&quot;: &quot;10.1007/s00704-004-0049-4&quot;, &quot;ISBN&quot;: &quot;0177-798X&quot;, &quot;ISSN&quot;: &quot;0177798X&quot;, &quot;abstract&quot;: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quot;dropping-particle&quot;: &quot;&quot;, &quot;family&quot;: &quot;Cox&quot;, &quot;given&quot;: &quot;Peter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Collins&quot;, &quot;given&quot;: &quot;M.&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Jones&quot;, &quot;given&quot;: &quot;C. D.&quot;, &quot;non-dropping-particle&quot;: &quot;&quot;, &quot;parse-names&quot;: false, &quot;suffix&quot;: &quot;&quot;}], &quot;container-title&quot;: &quot;Theoretical and Applied Climatology&quot;, &quot;id&quot;: &quot;ITEM-1&quot;, &quot;issue&quot;: &quot;1-3&quot;, &quot;issued&quot;: {&quot;date-parts&quot;: [[&quot;2004&quot;]]}, &quot;page&quot;: &quot;137-156&quot;, &quot;title&quot;: &quot;Amazonian forest dieback under climate-carbon cycle projections for the 21st century&quot;, &quot;type&quot;: &quot;article-journal&quot;, &quot;volume&quot;: &quot;78&quot;}, &quot;uris&quot;: [&quot;http://www.mendeley.com/documents/?uuid=cde80e2c-5fe2-4f5f-8705-91be167310fb&quot;]}, {&quot;id&quot;: &quot;ITEM-2&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2&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3&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3&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COX et al., 2000, 2004; HUNTINGFORD et al., 2013)&quot;, &quot;plainTextFormattedCitation&quot;: &quot;(COX et al., 2000, 2004; HUNTINGFORD et al., 2013)&quot;, &quot;previouslyFormattedCitation&quot;: &quot;(COX et al., 2000, 2004; HUNTINGFORD et al., 2013)&quot;}, &quot;properties&quot;: {&quot;noteIndex&quot;: 0}, &quot;schema&quot;: &quot;https://github.com/citation-style-language/schema/raw/master/csl-citation.json&quot;} RND1mJImtTc7L"/><text:span text:style-name="T60">(COX et al., 2000, 2004; HUNTINGFORD et al., 2013)</text:span><text:reference-mark-end text:name="ADDIN CSL_CITATION {&quot;citationItems&quot;: [{&quot;id&quot;: &quot;ITEM-1&quot;, &quot;itemData&quot;: {&quot;DOI&quot;: &quot;10.1007/s00704-004-0049-4&quot;, &quot;ISBN&quot;: &quot;0177-798X&quot;, &quot;ISSN&quot;: &quot;0177798X&quot;, &quot;abstract&quot;: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quot;dropping-particle&quot;: &quot;&quot;, &quot;family&quot;: &quot;Cox&quot;, &quot;given&quot;: &quot;Peter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Collins&quot;, &quot;given&quot;: &quot;M.&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Jones&quot;, &quot;given&quot;: &quot;C. D.&quot;, &quot;non-dropping-particle&quot;: &quot;&quot;, &quot;parse-names&quot;: false, &quot;suffix&quot;: &quot;&quot;}], &quot;container-title&quot;: &quot;Theoretical and Applied Climatology&quot;, &quot;id&quot;: &quot;ITEM-1&quot;, &quot;issue&quot;: &quot;1-3&quot;, &quot;issued&quot;: {&quot;date-parts&quot;: [[&quot;2004&quot;]]}, &quot;page&quot;: &quot;137-156&quot;, &quot;title&quot;: &quot;Amazonian forest dieback under climate-carbon cycle projections for the 21st century&quot;, &quot;type&quot;: &quot;article-journal&quot;, &quot;volume&quot;: &quot;78&quot;}, &quot;uris&quot;: [&quot;http://www.mendeley.com/documents/?uuid=cde80e2c-5fe2-4f5f-8705-91be167310fb&quot;]}, {&quot;id&quot;: &quot;ITEM-2&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2&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3&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3&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COX et al., 2000, 2004; HUNTINGFORD et al., 2013)&quot;, &quot;plainTextFormattedCitation&quot;: &quot;(COX et al., 2000, 2004; HUNTINGFORD et al., 2013)&quot;, &quot;previouslyFormattedCitation&quot;: &quot;(COX et al., 2000, 2004; HUNTINGFORD et al., 2013)&quot;}, &quot;properties&quot;: {&quot;noteIndex&quot;: 0}, &quot;schema&quot;: &quot;https://github.com/citation-style-language/schema/raw/master/csl-citation.json&quot;} RND1mJImtTc7L"/> and others<text:span text:style-name="T83">, but only few of them,</text:span> claim for an increase of it<text:span text:style-name="T82"> </text:span><text:reference-mark-start text:name="ADDIN CSL_CITATION {&quot;citationItems&quot;: [{&quot;id&quot;: &quot;ITEM-1&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1&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2&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2&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HUNTINGFORD et al., 2013; VERHEIJEN et al., 2015)&quot;, &quot;plainTextFormattedCitation&quot;: &quot;(HUNTINGFORD et al., 2013; VERHEIJEN et al., 2015)&quot;, &quot;previouslyFormattedCitation&quot;: &quot;(HUNTINGFORD et al., 2013; VERHEIJEN et al., 2015)&quot;}, &quot;properties&quot;: {&quot;noteIndex&quot;: 0}, &quot;schema&quot;: &quot;https://github.com/citation-style-language/schema/raw/master/csl-citation.json&quot;} RND3JvGmiOU5r"/><text:span text:style-name="T61">(HUNTINGFORD et al., 2013; VERHEIJEN et al., 2015)</text:span><text:reference-mark-end text:name="ADDIN CSL_CITATION {&quot;citationItems&quot;: [{&quot;id&quot;: &quot;ITEM-1&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1&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2&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2&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HUNTINGFORD et al., 2013; VERHEIJEN et al., 2015)&quot;, &quot;plainTextFormattedCitation&quot;: &quot;(HUNTINGFORD et al., 2013; VERHEIJEN et al., 2015)&quot;, &quot;previouslyFormattedCitation&quot;: &quot;(HUNTINGFORD et al., 2013; VERHEIJEN et al., 2015)&quot;}, &quot;properties&quot;: {&quot;noteIndex&quot;: 0}, &quot;schema&quot;: &quot;https://github.com/citation-style-language/schema/raw/master/csl-citation.json&quot;} RND3JvGmiOU5r"/>. </text:p>
      <text:p text:style-name="P16">However it diverges on the observattions, since the majority claim for an increase on biomass and only few the reduction.<text:tab/></text:p>
      <text:p text:style-name="P11">There are many possible reasons (e.g. <office:annotation office:name="__Annotation__2342_3768529220"><dc:creator>Unknown Author</dc:creator><dc:date>2018-09-17T10:04:59.617222482</dc:date><text:p text:style-name="P40"><text:span text:style-name="T88">A força da fertilização por CO2, </text:span></text:p><text:p text:style-name="P40"><text:span text:style-name="T88">Pincipalmente nos efeitos para o ciclo do carbono</text:span></text:p><text:p text:style-name="P40"><text:span text:style-name="T88">Processos de vegetação</text:span></text:p><text:p text:style-name="P40"><text:span text:style-name="T88">cenários</text:span></text:p></office:annotation>different parametrization and scenarios-VER aqueles artigos sobre DGVMS<office:annotation-end office:name="__Annotation__2342_3768529220"/>) for uncertainties in such predictions. <text:s/>However, the poor representation of plant diversity can undermine the capability of DGVMs on a good <text:soft-page-break/>representation of carbon cycle<text:span text:style-name="T68">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 SCHEITER; LANGAN; HIGGINS, 2013; VAN BODEGOM et al., 2012; VERHEIJEN et al., 2015)&quot;, &quot;plainTextFormattedCitation&quot;: &quot;(PAVLICK et al., 2013; SCHEITER; LANGAN; HIGGINS, 2013; VAN BODEGOM et al., 2012; VERHEIJEN et al., 2015)&quot;, &quot;previouslyFormattedCitation&quot;: &quot;(PAVLICK et al., 2013; SCHEITER; LANGAN; HIGGINS, 2013; VAN BODEGOM et al., 2012; VERHEIJEN et al., 2015)&quot;}, &quot;properties&quot;: {&quot;noteIndex&quot;: 0}, &quot;schema&quot;: &quot;https://github.com/citation-style-language/schema/raw/master/csl-citation.json&quot;} RNDjfK1TwCJKp"/><text:span text:style-name="T59">(PAVLICK et al., 2013;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 SCHEITER; LANGAN; HIGGINS, 2013; VAN BODEGOM et al., 2012; VERHEIJEN et al., 2015)&quot;, &quot;plainTextFormattedCitation&quot;: &quot;(PAVLICK et al., 2013; SCHEITER; LANGAN; HIGGINS, 2013; VAN BODEGOM et al., 2012; VERHEIJEN et al., 2015)&quot;, &quot;previouslyFormattedCitation&quot;: &quot;(PAVLICK et al., 2013; SCHEITER; LANGAN; HIGGINS, 2013; VAN BODEGOM et al., 2012; VERHEIJEN et al., 2015)&quot;}, &quot;properties&quot;: {&quot;noteIndex&quot;: 0}, &quot;schema&quot;: &quot;https://github.com/citation-style-language/schema/raw/master/csl-citation.json&quot;} RNDjfK1TwCJKp"/> and consequently <text:span text:style-name="T69">of the</text:span> capacity of ecosystem<text:span text:style-name="T69">s</text:span> to store carbon and the effects of climate change on it. </text:p>
      <text:p text:style-name="P21"><text:span text:style-name="T20"><text:tab/></text:span><text:span text:style-name="T15">The majority of current DGVMs use the concept of Plant functional types (PFTs) to represent vegetation</text:span><text:span text:style-name="T20"> </text:span><text:span text:style-name="T23">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TxwHkMTpus"/><text:span text:style-name="T50">(REU et al., 2014; SCHEITER; LANGAN; HIGGINS, 2013; VERHEIJEN et al., 2015)</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TxwHkMTpus"/><text:span text:style-name="T38">: this</text:span><text:span text:style-name="T24"> scheme</text:span><text:span text:style-name="T15"> aggregates groups of plants with presumably similar ecological roles responding in a comparable manner to environmental conditions and performing similar ecosystem functions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sBBSdZ61YF"/><text:span text:style-name="T49">(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sBBSdZ61YF"/><text:span text:style-name="T15">.</text:span><text:span text:style-name="T36"> </text:span><text:span text:style-name="T15">It uses a small set of </text:span><text:span text:style-name="T21">fixed </text:span><text:span text:style-name="T15">parameters</text:span><text:span text:style-name="T36">, in space and time</text:span><text:span text:style-name="T15"> (</text:span><text:span text:style-name="T22">through</text:span><text:span text:style-name="T15"> mean value</text:span><text:span text:style-name="T22">s</text:span><text:span text:style-name="T15">) to represent the </text:span><office:annotation office:name="__Annotation__4098_3768529220"><dc:creator>Unknown Author</dc:creator><dc:date>2018-09-17T10:42:35.006773509</dc:date><text:p text:style-name="P40"><text:span text:style-name="T88">Aqui necessariamente cabe uma definição de functional trait?</text:span></text:p></office:annotation><text:span text:style-name="T15">plant functional traits</text:span><office:annotation-end office:name="__Annotation__4098_3768529220"/><text:span text:style-name="T15">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 VAN BODEGOM et al., 2012; VERHEIJEN et al., 2015)&quot;, &quot;plainTextFormattedCitation&quot;: &quot;(PAPPAS; FATICHI; BURLANDO, 2016; PAVLICK et al., 2013; VAN BODEGOM et al., 2012; VERHEIJEN et al., 2015)&quot;, &quot;previouslyFormattedCitation&quot;: &quot;(PAPPAS; FATICHI; BURLANDO, 2016; PAVLICK et al., 2013; VAN BODEGOM et al., 2012; VERHEIJEN et al., 2015)&quot;}, &quot;properties&quot;: {&quot;noteIndex&quot;: 0}, &quot;schema&quot;: &quot;https://github.com/citation-style-language/schema/raw/master/csl-citation.json&quot;} RNDMbmZuxBbg2"/><text:span text:style-name="T15">(PAPPAS; FATICHI; BURLANDO, 2016; PAVLICK et al.,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 VAN BODEGOM et al., 2012; VERHEIJEN et al., 2015)&quot;, &quot;plainTextFormattedCitation&quot;: &quot;(PAPPAS; FATICHI; BURLANDO, 2016; PAVLICK et al., 2013; VAN BODEGOM et al., 2012; VERHEIJEN et al., 2015)&quot;, &quot;previouslyFormattedCitation&quot;: &quot;(PAPPAS; FATICHI; BURLANDO, 2016; PAVLICK et al., 2013; VAN BODEGOM et al., 2012; VERHEIJEN et al., 2015)&quot;}, &quot;properties&quot;: {&quot;noteIndex&quot;: 0}, &quot;schema&quot;: &quot;https://github.com/citation-style-language/schema/raw/master/csl-citation.json&quot;} RNDMbmZuxBbg2"/><text:span text:style-name="T15">⁠. </text:span><text:span text:style-name="T40">It has the advantage of minimize the DGVM complexity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m9WEE4Onmt"/><text:span text:style-name="T54">(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m9WEE4Onmt"/><text:span text:style-name="T15"> This means that many sources of functional variabilities (between individual, population and species variation) are not account for and leads to a limited and inadequated representation of functional diversity</text:span><text:span text:style-name="T27">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 SCHEITER; LANGAN; HIGGINS, 2013; VAN BODEGOM et al., 2012; VERHEIJEN et al., 2015)&quot;, &quot;plainTextFormattedCitation&quot;: &quot;(PAVLICK et al., 2013; SCHEITER; LANGAN; HIGGINS, 2013; VAN BODEGOM et al., 2012; VERHEIJEN et al., 2015)&quot;, &quot;previouslyFormattedCitation&quot;: &quot;(PAVLICK et al., 2013; SCHEITER; LANGAN; HIGGINS, 2013; VAN BODEGOM et al., 2012; VERHEIJEN et al., 2015)&quot;}, &quot;properties&quot;: {&quot;noteIndex&quot;: 0}, &quot;schema&quot;: &quot;https://github.com/citation-style-language/schema/raw/master/csl-citation.json&quot;} RNDr1OPA2vwok"/><text:span text:style-name="T51">(PAVLICK et al., 2013; SCHEITER; LANGAN; HIGGINS, 2013; VAN BODEGOM et al., 2012; VERHEIJEN et al., 2015)</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 SCHEITER; LANGAN; HIGGINS, 2013; VAN BODEGOM et al., 2012; VERHEIJEN et al., 2015)&quot;, &quot;plainTextFormattedCitation&quot;: &quot;(PAVLICK et al., 2013; SCHEITER; LANGAN; HIGGINS, 2013; VAN BODEGOM et al., 2012; VERHEIJEN et al., 2015)&quot;, &quot;previouslyFormattedCitation&quot;: &quot;(PAVLICK et al., 2013; SCHEITER; LANGAN; HIGGINS, 2013; VAN BODEGOM et al., 2012; VERHEIJEN et al., 2015)&quot;}, &quot;properties&quot;: {&quot;noteIndex&quot;: 0}, &quot;schema&quot;: &quot;https://github.com/citation-style-language/schema/raw/master/csl-citation.json&quot;} RNDr1OPA2vwok"/><text:span text:style-name="T30">, </text:span><text:span text:style-name="T28">the values and range of values </text:span><text:span text:style-name="T29">of functional traits that influences ecosystem functioning </text:span><text:reference-mark-start text:name="ADDIN CSL_CITATION {&quot;citationItems&quot;: [{&quot;id&quot;: &quot;ITEM-1&quot;, &quot;itemData&quot;: {&quot;DOI&quot;: &quot;10.1016/B0-12-226865-2/00132-2&quot;, &quot;abstract&quot;: &quot;Tilman, D. (2001). Functional diversity. In: Encyclopedia of Biodiversity (ed. Levin, S.A.). Academic Press, San Diego, CA, pp. 109\u2013120.&quot;, &quot;author&quot;: [{&quot;dropping-particle&quot;: &quot;&quot;, &quot;family&quot;: &quot;Tilman&quot;, &quot;given&quot;: &quot;David&quot;, &quot;non-dropping-particle&quot;: &quot;&quot;, &quot;parse-names&quot;: false, &quot;suffix&quot;: &quot;&quot;}], &quot;container-title&quot;: &quot;Encyclopedia of Biodiversity, Volume 3&quot;, &quot;id&quot;: &quot;ITEM-1&quot;, &quot;issued&quot;: {&quot;date-parts&quot;: [[&quot;2001&quot;]]}, &quot;page&quot;: &quot;109-121&quot;, &quot;title&quot;: &quot;Functional Diversity&quot;, &quot;type&quot;: &quot;article-journal&quot;, &quot;volume&quot;: &quot;3&quot;}, &quot;uris&quot;: [&quot;http://www.mendeley.com/documents/?uuid=73f65d2a-736c-4f52-b252-83191ff61940&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mendeley&quot;: {&quot;formattedCitation&quot;: &quot;(D\u00cdAZ; CABIDO, 2001; TILMAN, 2001)&quot;, &quot;plainTextFormattedCitation&quot;: &quot;(D\u00cdAZ; CABIDO, 2001; TILMAN, 2001)&quot;, &quot;previouslyFormattedCitation&quot;: &quot;(D\u00cdAZ; CABIDO, 2001; TILMAN, 2001)&quot;}, &quot;properties&quot;: {&quot;noteIndex&quot;: 0}, &quot;schema&quot;: &quot;https://github.com/citation-style-language/schema/raw/master/csl-citation.json&quot;} RNDmME4GEsgaI"/><text:span text:style-name="T52">(DÍAZ; CABIDO, 2001; TILMAN, 2001)</text:span><text:reference-mark-end text:name="ADDIN CSL_CITATION {&quot;citationItems&quot;: [{&quot;id&quot;: &quot;ITEM-1&quot;, &quot;itemData&quot;: {&quot;DOI&quot;: &quot;10.1016/B0-12-226865-2/00132-2&quot;, &quot;abstract&quot;: &quot;Tilman, D. (2001). Functional diversity. In: Encyclopedia of Biodiversity (ed. Levin, S.A.). Academic Press, San Diego, CA, pp. 109\u2013120.&quot;, &quot;author&quot;: [{&quot;dropping-particle&quot;: &quot;&quot;, &quot;family&quot;: &quot;Tilman&quot;, &quot;given&quot;: &quot;David&quot;, &quot;non-dropping-particle&quot;: &quot;&quot;, &quot;parse-names&quot;: false, &quot;suffix&quot;: &quot;&quot;}], &quot;container-title&quot;: &quot;Encyclopedia of Biodiversity, Volume 3&quot;, &quot;id&quot;: &quot;ITEM-1&quot;, &quot;issued&quot;: {&quot;date-parts&quot;: [[&quot;2001&quot;]]}, &quot;page&quot;: &quot;109-121&quot;, &quot;title&quot;: &quot;Functional Diversity&quot;, &quot;type&quot;: &quot;article-journal&quot;, &quot;volume&quot;: &quot;3&quot;}, &quot;uris&quot;: [&quot;http://www.mendeley.com/documents/?uuid=73f65d2a-736c-4f52-b252-83191ff61940&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mendeley&quot;: {&quot;formattedCitation&quot;: &quot;(D\u00cdAZ; CABIDO, 2001; TILMAN, 2001)&quot;, &quot;plainTextFormattedCitation&quot;: &quot;(D\u00cdAZ; CABIDO, 2001; TILMAN, 2001)&quot;, &quot;previouslyFormattedCitation&quot;: &quot;(D\u00cdAZ; CABIDO, 2001; TILMAN, 2001)&quot;}, &quot;properties&quot;: {&quot;noteIndex&quot;: 0}, &quot;schema&quot;: &quot;https://github.com/citation-style-language/schema/raw/master/csl-citation.json&quot;} RNDmME4GEsgaI"/><text:span text:style-name="T31">. It has been argued that PFT scheme can not simulate accurately carbon cycle processes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 VAN BODEGOM et al., 2012; YANG et al., 2015)&quot;, &quot;plainTextFormattedCitation&quot;: &quot;(PAVLICK et al., 2013; VAN BODEGOM et al., 2012; YANG et al., 2015)&quot;, &quot;previouslyFormattedCitation&quot;: &quot;(PAVLICK et al., 2013; VAN BODEGOM et al., 2012; YANG et al., 2015)&quot;}, &quot;properties&quot;: {&quot;noteIndex&quot;: 0}, &quot;schema&quot;: &quot;https://github.com/citation-style-language/schema/raw/master/csl-citation.json&quot;} RND56wLI7J0Y2"/><text:span text:style-name="T53">(PAVLICK et al., 2013; VAN BODEGOM et al., 2012; 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 VAN BODEGOM et al., 2012; YANG et al., 2015)&quot;, &quot;plainTextFormattedCitation&quot;: &quot;(PAVLICK et al., 2013; VAN BODEGOM et al., 2012; YANG et al., 2015)&quot;, &quot;previouslyFormattedCitation&quot;: &quot;(PAVLICK et al., 2013; VAN BODEGOM et al., 2012; YANG et al., 2015)&quot;}, &quot;properties&quot;: {&quot;noteIndex&quot;: 0}, &quot;schema&quot;: &quot;https://github.com/citation-style-language/schema/raw/master/csl-citation.json&quot;} RND56wLI7J0Y2"/></text:p>
      <text:p text:style-name="P3">FTs are closely related to climate regulation,</text:p>
      <text:p text:style-name="P3">carbon storage, water regulation, soil stability</text:p>
      <text:p text:style-name="P3">and tolerance of disturbance (de Bello et al.,</text:p>
      <text:p text:style-name="P21"><text:span text:style-name="T56">2010; Lavorel and Grigulis, 2012). (YANG et al., 2015)</text:span><text:span text:style-name="T31">⁠</text:span></text:p>
      <text:p text:style-name="P20"><text:span text:style-name="T25"><text:tab/></text:span><office:annotation office:name="__Annotation__916_345809748"><dc:creator>Unknown Author</dc:creator><dc:date>2018-09-22T09:29:18.107717533</dc:date><text:p text:style-name="P40"><text:span text:style-name="T88">A consideração da diversidade funcional e dos traits variantes pode levar a resultados contraditórios comparado com a presente literatura</text:span></text:p></office:annotation><text:span text:style-name="T32">Because functional diversity plays an importante role in determining many ecosystem processes</text:span><text:span text:style-name="T39"> , including the carbon cycle processes and the carbon sink capacity</text:span><text:span text:style-name="T32"> </text:span><text:span text:style-name="T33">Ignoring functional diversity by using PFT scheme may bot be the best choice to advance in the knowledge </text:span><office:annotation-end office:name="__Annotation__916_345809748"/><text:span text:style-name="T33">of the effects of climate</text:span><text:span text:style-name="T34"> change on natural ecosystems. </text:span><text:span text:style-name="T30">À </text:span><text:soft-page-break/><text:span text:style-name="T30">medida que o clima muda as condições ambientais restringem a capacidade de sobrevivência</text:span><text:span text:style-name="T41">, deste modo não haverá PFTs ou a distribuição o que leva <text:s/>uma sobrestimativa dos impactos, incluindo do carbon sink</text:span><text:span text:style-name="T30">.</text:span><text:span text:style-name="T25"> </text:span><text:span text:style-name="T26">Because of that, vegeation modelling using PFT scheme has limited explanatory power for avançar no conhecimento relacionado aos efeitos das mudanças ambientais para os ecossitemas naturais</text:span><text:span text:style-name="T37"> <text:s/>e principalmente pq impedemde visualizar subtle but important changes in communities</text:span><text:span text:style-name="T41">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RruoXWJwO9"/><text:span text:style-name="T55">(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RruoXWJwO9"/><text:span text:style-name="T37">.</text:span></text:p>
      <text:p text:style-name="P18"/>
      <text:p text:style-name="P13">Climate change can change the composition of Functional traits, its distribution and tc...all related to functional diversity</text:p>
      <text:p text:style-name="P14">Because traits mediate the relationship between plants and ecosystem function and processes, a change in traits diversity (and all the components) <text:s/>quase certamente irá modificar o ecosystem function.</text:p>
      <text:p text:style-name="P15">Another important situation is when species composition changes BUT the biogeochemical cycles don’t change<text:span text:style-name="T84">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operties&quot;: {&quot;noteIndex&quot;: 0}, &quot;schema&quot;: &quot;https://github.com/citation-style-language/schema/raw/master/csl-citation.json&quot;} RNDJtZz4TXbyc"/><text:span text:style-name="T62">(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operties&quot;: {&quot;noteIndex&quot;: 0}, &quot;schema&quot;: &quot;https://github.com/citation-style-language/schema/raw/master/csl-citation.json&quot;} RNDJtZz4TXbyc"/>. This can cause many other changes in community and ecosystem processes besides biogechemical (e.g. functional diversity) but it cannot be captured in a PFT scheme (BFR). </text:p>
      <text:p text:style-name="P22"><text:span text:style-name="T15">In that sense, some models are trying to represent the diversity of the huge possibilities of life strategies in plants on a more continuous manner. They are the so called trait-based models. This approach aims to represent diversity in an ecologically more trustworthy way and has proved to be efficient in addressing this DGVM weakness (Ali et al., 2013 – Referência que vc mandou no email; Pavlick et al., 2013; Scheiter et al., 2013; Van Bodegom et al., 2012). It is widely applicable in understanding ecosystem function in the context of climate change (YANG et al., 2015). </text:span><text:span text:style-name="T19"><text:s/>T</text:span><text:span text:style-name="T15">his modelling strategy is only on beginning and many questions that could be adressed (specially regarding to </text:span><text:soft-page-break/><text:span text:style-name="T15">functional traits and functional diversity) remain unanswered. It can help to understand relationship between biodiversity and ecosystem function and climate change effects. <text:s/></text:span></text:p>
      <text:p text:style-name="P17">FTs constitute a highly useful concept for</text:p>
      <text:p text:style-name="P2">forecasting changes in plant communities, and</text:p>
      <text:p text:style-name="P2">their associated ecosystem services, in response</text:p>
      <text:p text:style-name="P2">to climate change (Soudzilovskaia et al., 2013).</text:p>
      <text:p text:style-name="P2"/>
      <text:p text:style-name="P19"/>
      <text:p text:style-name="P12"/>
      <text:p text:style-name="P19"><field:fieldmark-start text:name="__Fieldmark__292_2739760603"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17">(S. VILLÉGER , N. W. H. MASON, 2008)</text:span><field:fieldmark-end/></text:p>
      <text:h text:style-name="P39" text:outline-level="2">- The importance of functional trait’s representation in a global change context.</text:h>
      <text:h text:style-name="P39" text:outline-level="2">- Difficult to use standard DGVM in hyper-diverse ecosystems such as… Tropical forests and the diversity of functional traits / taxonomic it harbors.</text:h>
      <text:p text:style-name="P10">This is because tropical forests are responsible for stocking XXX of the global carbon and hence play a major role on controlling global climate.</text:p>
      <text:p text:style-name="P12">This is specially worrysome in hiper-diverse ecosystem such as tropical forests. <text:s text:c="204"/>Understand the effects of climate change on tropical forests capacity to store carbon and on its functional diversity becomes crucial.</text:p>
      <text:p text:style-name="P10"/>
      <text:h text:style-name="P39" text:outline-level="2">- Carbon allocation and residence time traits as important functional traits in the context of climate change and its effects to global carbon stock.</text:h>
      <text:p text:style-name="P12">Between many important functional traits to understand the effects of climate change on carbon stock, two are mainly relevant: carbon allocation and residence time. This is because the total amount of carbon stored on a plant and thereafter on ecosystem depends not only on the taxa of input of carbon through photosynthesis but as well as how this carbon is distributed on different organs and tissues and the residence time of carbon on then. This is because every tissue has its on residence time (e.g. the carbon on roots stays for 1 or 2 years while the carbon on stem stays for decades). For example, even in the situation of CO2 fertilization ( the increase of photosintetic rates because of <text:soft-page-break/>atmospheric CO2 concentration increase) it doesn’t mean that the total amount of carbon stored will increase. Thus a change on carbon allocation and residence time patterns can change the capability of an ecosystem to store carbon. Some studies have reported that <text:s/>climate change can alter the patterns of these two traits. <text:s/>COLOCAR RESULTADOS OBSERVADOS.</text:p>
      <text:h text:style-name="P39" text:outline-level="2">- Possible effects of climate change on functional traits/diversity (focus on Carbon allocation and residence time traits)</text:h>
      <text:p text:style-name="Standard"><text:span text:style-name="T75"/></text:p>
      <text:p text:style-name="Standard"><text:span text:style-name="T75"/></text:p>
      <text:p text:style-name="Standard"><text:span text:style-name="T75"/></text:p>
      <text:p text:style-name="P12">- In this article we employ a first-order modeling approach considering varying traits (carbon allocation and turnover) to test whether higher functional diversity results in differences in biogeochmical fluxes/stocks and <office:annotation office:name="__Annotation__2224_2739760603"><dc:creator>Unknown Author</dc:creator><dc:date>2018-10-15T10:12:11.412041135</dc:date><text:p text:style-name="P41"><text:span text:style-name="T89">Colocar como pergunta</text:span></text:p><text:p text:style-name="P41"><text:span text:style-name="T89"/></text:p><text:p text:style-name="P41"><text:span text:style-name="T89">Ser mais sucinta</text:span></text:p></office:annotation>substantially different conclusions regarding functional richness in light of changing environmental variables.<office:annotation-end office:name="__Annotation__2224_2739760603"/></text:p>
      <text:p text:style-name="P12"/>
      <text:p text:style-name="P9">Methods</text:p>
      <text:p text:style-name="P19"><text:span text:style-name="T16">- </text:span><text:span text:style-name="T15">CAETÊ model and its premises</text:span></text:p>
      <text:p text:style-name="P1"><text:span text:style-name="T3">In order to advance on the compreehenssion of climate change implications for tropical forests and the role of hight functional diversity found on these implications. </text:span><text:span text:style-name="T74">CAETÊ</text:span><text:span text:style-name="Footnote_20_Symbol"><text:span text:style-name="T77"><text:note text:id="ftn1" text:note-class="footnote"><text:note-citation>1</text:note-citation><text:note-body><text:p text:style-name="Footnote"><text:span text:style-name="T18"><text:s/></text:span><text:span text:style-name="T42">From the Tupi language </text:span><text:span text:style-name="T43">ka’a-eté – caá étê</text:span><text:span text:style-name="T42">: real forest, forest with big tress, virgin forest [</text:span><text:span text:style-name="T43">Boudin</text:span><text:span text:style-name="T42"> 1978].</text:span></text:p></text:note-body></text:note></text:span></text:span><text:span text:style-name="T74"> (</text:span><text:span text:style-name="T76">Ca</text:span><text:span text:style-name="T74">rbon and </text:span><text:span text:style-name="T76">E</text:span><text:span text:style-name="T74">cosystem functional </text:span><text:span text:style-name="T76">T</text:span><text:span text:style-name="T74">rait </text:span><text:span text:style-name="T76">E</text:span><text:span text:style-name="T74">valuation model)</text:span><text:span text:style-name="T3"> The model is based on the premise that “</text:span><text:span text:style-name="T44">given </text:span><text:span text:style-name="T4">a sufficiently large number of randomly assembled growth strategies, [model’s]</text:span></text:p>
      <text:p text:style-name="P6">mechanistic trait filtering approach will produce reasonable biogeochemical and biodiversity</text:p>
      <text:p text:style-name="P19"><text:span text:style-name="T6">patterns” [</text:span><text:span text:style-name="T8">Pavlick et al. 2013: 4144</text:span><text:span text:style-name="T6">]</text:span></text:p>
      <text:p text:style-name="P25"><text:soft-page-break/><text:span text:style-name="T6">Our focus is on plant’s variant functional traits. The values of ecophysiological parameters that is usually fix and </text:span><text:span text:style-name="T7">a priori </text:span><text:span text:style-name="T6">defined on standard DGVMs is defined . </text:span><text:span text:style-name="T10">These variant parameters represent the functional traits diversity. <text:s/></text:span><text:span text:style-name="T9">Thus each individual (plant life strategy – PLS) is represented through a unique combination of value of each functional trait. </text:span></text:p>
      <text:p text:style-name="P4"><text:span text:style-name="T11">Desta maneira, cada indivíduo passa a ser representado por uma combinação única de valores para cada atributo funcional, originando assim diferentes</text:span><text:span text:style-name="T47"> “estratégias de vida de planta” (</text:span><text:span text:style-name="T48">Plant Life Strategies </text:span><text:span text:style-name="T47">= </text:span><text:span text:style-name="T48">PLS</text:span><text:span text:style-name="T47">)</text:span><text:span text:style-name="T11">. O conjunto de todas as combinações destes parâmetros termina por gerar um grande número</text:span><text:span text:style-name="T79"> de</text:span><text:span text:style-name="T11"> PLS, a exemplo do Jena Diversity model </text:span><field:fieldmark-start text:name="__Fieldmark__420_2739760603" field:type="vnd.oasis.opendocument.field.UNHANDLED"><field:param field:name="vnd.oasis.opendocument.field.code" field:valu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3&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7b39f1a-676e-4ac7-8ea7-a26d756bab84&quot; ] } ], &quot;mendeley&quot; : { &quot;formattedCitation&quot; : &quot;(PAVLICK et al., 2013)&quot;, &quot;manualFormatting&quot; : &quot;(JeDi-DGVM; PAVLICK et al., 2013)&quot;, &quot;plainTextFormattedCitation&quot; : &quot;(PAVLICK et al., 2013)&quot;, &quot;previouslyFormattedCitation&quot; : &quot;(PAVLICK et al., 2013)&quot; }, &quot;properties&quot; : { &quot;noteIndex&quot; : 0 }, &quot;schema&quot; : &quot;https://github.com/citation-style-language/schema/raw/master/csl-citation.json&quot; }"/><field:param field:name="vnd.oasis.opendocument.field.id" field:value="81"/></field:fieldmark-start><text:span text:style-name="T12">(JeDi-DGVM; PAVLICK et al., 2013)</text:span><field:fieldmark-end/><text:span text:style-name="T11">. As diferentes estratégias de planta são simuladas simultaneamente usando as mesmas parametrizações ecofisiológicas e as mesmas forçantes climáticas, de modo que apenas a combinação de valores dos atributos funcionais variam de uma estratégia para outra (Figura 1).</text:span></text:p>
      <text:p text:style-name="P25"><text:span text:style-name="T11">A hipótese que fundamenta esta abordagem é a de que, dado um número suficiente de estratégias de planta amostradas de um espaço multidimensional formado pelas combinações aleatórias dos valores selecionados para cada atributo funcional, é possível produzir padrões biogeoquímicos e de diverisdade compatíveis com os padrões observados na natureza </text:span><field:fieldmark-start text:name="__Fieldmark__431_2739760603" field:type="vnd.oasis.opendocument.field.UNHANDLED"><field:param field:name="vnd.oasis.opendocument.field.code" field:valu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3&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7b39f1a-676e-4ac7-8ea7-a26d756bab84&quot; ] } ], &quot;mendeley&quot; : { &quot;formattedCitation&quot; : &quot;(PAVLICK et al., 2013)&quot;, &quot;plainTextFormattedCitation&quot; : &quot;(PAVLICK et al., 2013)&quot;, &quot;previouslyFormattedCitation&quot; : &quot;(PAVLICK et al., 2013)&quot; }, &quot;properties&quot; : { &quot;noteIndex&quot; : 0 }, &quot;schema&quot; : &quot;https://github.com/citation-style-language/schema/raw/master/csl-citation.json&quot; }"/><field:param field:name="vnd.oasis.opendocument.field.id" field:value="81"/></field:fieldmark-start><text:span text:style-name="T12">(PAVLICK et al., 2013)</text:span><field:fieldmark-end/><text:span text:style-name="T11">. Isto é possível pois os atributos funcionais das plantas estão altamente ligados a como as mesmas se relacionam às condições ambientais, de modo que certas combinações de atributos podem ser mais abundantes em certas localidades e em outras ser menos abundantes ou mesmo não sobreviverem </text:span><field:fieldmark-start text:name="__Fieldmark__438_2739760603" field:type="vnd.oasis.opendocument.field.UNHANDLED"><field:param field:name="vnd.oasis.opendocument.field.code" field:valu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3&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7b39f1a-676e-4ac7-8ea7-a26d756bab84&quot; ] } ], &quot;mendeley&quot; : { &quot;formattedCitation&quot; : &quot;(PAVLICK et al., 2013)&quot;, &quot;plainTextFormattedCitation&quot; : &quot;(PAVLICK et al., 2013)&quot;, &quot;previouslyFormattedCitation&quot; : &quot;(PAVLICK et al., 2013)&quot; }, &quot;properties&quot; : { &quot;noteIndex&quot; : 0 }, &quot;schema&quot; : &quot;https://github.com/citation-style-language/schema/raw/master/csl-citation.json&quot; }"/><field:param field:name="vnd.oasis.opendocument.field.id" field:value="81"/></field:fieldmark-start><text:span text:style-name="T12">(PAVLICK et al., 2013)</text:span><field:fieldmark-end/><text:span text:style-name="T11">.</text:span></text:p>
      <text:p text:style-name="P26">Ao gerar um número de estratégias de planta desta magnitude tem-se como consequência um volume maior de informações resultantes do modelo, o que nos permite analisar além dos ciclos biogeoquímicos e das consequências das mudanças climáticas sobre os ecossistemas terrestres. Por exemplo, esta estratégia de modelagem nos permite avaliar os efeitos das mudanças ambientais globais nas curvas de distribuição de atributos funcionais bem como nos permite a construção de mapas de <text:soft-page-break/>distribuição de diversidade funcional, os quais podem capturar mudanças mais sutis nos ecossistemas terrestres devido às estas mudanças</text:p>
      <text:p text:style-name="P23"/>
      <text:p text:style-name="P23"/>
      <text:p text:style-name="P27"><text:span text:style-name="T73"><text:s/></text:span><text:span text:style-name="T35">the parameters that define PFTs are not defined a priori, but are randomly defined by the model itself resulting in a considerable higher number of plant growth strategies compared to standard DGVMs.</text:span></text:p>
      <text:p text:style-name="P5"><text:span text:style-name="T45">We will use parts of the CPTEC-Potential Vegetation Model 2 (PVM2) [</text:span><text:span text:style-name="T46">Lapola et al. 2009</text:span><text:span text:style-name="T45">]</text:span></text:p>
      <text:p text:style-name="P5"><text:span text:style-name="T45">as a starting point of CAETÊ’s development, especially the water balance model [</text:span><text:span text:style-name="T46">Oyama and</text:span></text:p>
      <text:p text:style-name="P19"><text:span text:style-name="T46">Nobre 2004</text:span><text:span text:style-name="T45">] and primary productivity formulations.</text:span></text:p>
      <text:p text:style-name="P12">- Development and implementation</text:p>
      <text:list xml:id="list789808431" text:style-name="WW8Num6">
        <text:list-item>
          <text:p text:style-name="P31">Inputs</text:p>
        </text:list-item>
        <text:list-item>
          <text:p text:style-name="P31">Beta version and Final version (????)</text:p>
        </text:list-item>
        <text:list-item>
          <text:p text:style-name="P31">Functional trait’s representation</text:p>
          <text:list>
            <text:list-item>
              <text:p text:style-name="P31">Carbon allocation and residence time</text:p>
            </text:list-item>
          </text:list>
        </text:list-item>
        <text:list-item>
          <text:p text:style-name="P31">Plant life strategies (PLS)</text:p>
        </text:list-item>
        <text:list-item>
          <text:p text:style-name="P31">Representation of functional diversity</text:p>
        </text:list-item>
      </text:list>
      <text:p text:style-name="P12">- Evaluation against benchmarks</text:p>
      <text:list xml:id="list1734311307" text:style-name="WW8Num2">
        <text:list-item>
          <text:p text:style-name="P37">Biogeochemical cycles</text:p>
        </text:list-item>
        <text:list-item>
          <text:p text:style-name="P37">Functional traits (carbon allocation and residence time)</text:p>
        </text:list-item>
        <text:list-item>
          <text:p text:style-name="P37">Functional diversity </text:p>
        </text:list-item>
      </text:list>
      <text:p text:style-name="P12"><text:soft-page-break/>- Scenarios </text:p>
      <text:list xml:id="list3945608415" text:style-name="WW8Num7">
        <text:list-item>
          <text:p text:style-name="P32">Temperature</text:p>
        </text:list-item>
        <text:list-item>
          <text:p text:style-name="P32">Precipitation</text:p>
        </text:list-item>
        <text:list-item>
          <text:p text:style-name="P32">CO2 </text:p>
        </text:list-item>
        <text:list-item>
          <text:p text:style-name="P32">Temp + Prec + CO2</text:p>
        </text:list-item>
      </text:list>
      <text:p text:style-name="P12"/>
      <text:p text:style-name="P9">Results</text:p>
      <text:list xml:id="list3176571741" text:style-name="WW8Num4">
        <text:list-item>
          <text:p text:style-name="P33">CAETÊ performance</text:p>
        </text:list-item>
      </text:list>
      <text:list xml:id="list4053279493" text:style-name="WW8Num5">
        <text:list-item>
          <text:p text:style-name="P34">Biogeochemical cycles</text:p>
        </text:list-item>
        <text:list-item>
          <text:p text:style-name="P34">Functional traits</text:p>
        </text:list-item>
        <text:list-item>
          <text:p text:style-name="P34">Functional diversity</text:p>
        </text:list-item>
      </text:list>
      <text:list xml:id="list121400618163162" text:continue-list="list3176571741" text:style-name="WW8Num4">
        <text:list-item>
          <text:p text:style-name="P33">Scenarios’ application</text:p>
        </text:list-item>
      </text:list>
      <text:p text:style-name="P9"/>
      <text:p text:style-name="P9">Discussion</text:p>
      <text:list xml:id="list1629987492" text:style-name="WW8Num3">
        <text:list-item>
          <text:p text:style-name="P35">Is the trait-based approach better to represent biogeochemical cycles and functional diversity? In what extent?</text:p>
        </text:list-item>
        <text:list-item>
          <text:p text:style-name="P36"><office:annotation office:name="__Annotation__6_1616411634"><dc:creator>Bianca Rius</dc:creator><dc:date>2018-02-16T10:34:00</dc:date><loext:sender-initials>BR</loext:sender-initials><text:p text:style-name="P42"><text:span text:style-name="T90">No artigo da Díaz et al. 2015- nature: existe uma restrição na ocorrencia das combinações dos atributos funcionais. </text:span><text:span text:style-name="T91">There are two pri- mary reasons why plants might occupy a subset of the potential trait space: (1) values of independent traits are distributed along each axis in a clumped, non-uniform manner; and (2) there are inherent corre- lations between the values of different traits. Our findings show that the trait space currently occupied by vascular plants is quite restricted compared to the range of possibilities that would exist if traits varied independently.</text:span></text:p><text:p text:style-name="P42"><text:span text:style-name="T90">Lembrar que iniclamente nós escolhemos essa abordagem pra conseguir ver possíveis novas combinações diante das mudanças climáticas.</text:span></text:p></office:annotation><text:span text:style-name="T15">Our trait-based approach is the best way to represent functional traits and functional diversity?</text:span><office:annotation-end office:name="__Annotation__6_1616411634"/></text:p>
        </text:list-item>
        <text:list-item>
          <text:p text:style-name="P35">What is the e<text:span text:style-name="T87">ffect of climate change</text:span> on biogeochemical cycles for Beta version? And for Final version? Does the approach changes the result?</text:p>
        </text:list-item>
        <text:list-item>
          <text:p text:style-name="P35">What is the effect of climate change on functional traits and functional diversity?</text:p>
        </text:list-item>
        <text:list-item>
          <text:p text:style-name="P35"><text:soft-page-break/>What is the effect of climate change on carbon allocation and residence time traits and its implications to biomass and global carbon stock?</text:p>
        </text:list-item>
      </text:list>
      <text:p text:style-name="P8"><office:annotation office:name="__Annotation__7_1616411634"><dc:creator>Moara Teixeira</dc:creator><dc:date>2018-03-20T15:51:00</dc:date><loext:sender-initials>MT</loext:sender-initials><text:p text:style-name="P42"><text:span text:style-name="T90">Efetividade em representar os fluxos e ciclos biogeoquímicos</text:span></text:p></office:annotation><text:span text:style-name="T2">Despite their effectiveness at simulating fluxes<text:line-break/>to and from terrestrial ecosystems, current<text:line-break/>DGVMs are insufficiently realistic and show<text:line-break/>limited room for improvement because they utilize PFTs with constant attributes (Van Bodegom et al., 2012)(YANG et al., 2015)</text:span><office:annotation-end office:name="__Annotation__7_1616411634"/></text:p>
      <text:p text:style-name="P7"><text:span text:style-name="T5">It reduces complexity (YANG et al., 2015)</text:span><text:span text:style-name="Ref._20_de_20_comentário"><text:span text:style-name="T78"><office:annotation><dc:creator>Moara Teixeira</dc:creator><dc:date>2018-03-20T15:51:00</dc:date><loext:sender-initials>MT</loext:sender-initials><text:p text:style-name="P42"><text:span text:style-name="T90">Efetividade em representar os fluxos e ciclos biogeoquímicos</text:span></text:p></office:annotation></text:span></text:span></text:p>
      <text:p text:style-name="P12"/>
      <text:p text:style-name="P9">Conclusions</text:p>
      <text:p text:style-name="P9"/>
      <text:p text:style-name="P9">Acknowledgements</text:p>
      <text:p text:style-name="P19"><text:span text:style-name="T13">Acknowledgements<text:line-break/></text:span><text:span text:style-name="T14">Collate acknowledgements in a separate section at the end of the article before the references and do<text:line-break/>not, therefore, include them on the title page, as a footnote to the title or otherwise. List here those<text:line-break/>individuals who provided help during the research (e.g., providing language help, writing assistance<text:line-break/>or proof reading the article, etc.).</text:span></text:p>
      <text:p text:style-name="P9"/>
      <text:p text:style-name="P9">References</text:p>
      <text:section text:style-name="Sect1" text:name="ADDIN Mendeley Bibliography CSL_BIBLIOGRAPHY  RND6YHp374M6S">
        <text:p text:style-name="P28">COX, P. M. et al. Acceleration of global warming due to carbon-cycle feedbacks in a coupled climate model. <text:span text:style-name="T1">Nature</text:span>, v. 408, n. 6809, p. 184–187, 2000. </text:p>
        <text:p text:style-name="P28"><text:soft-page-break/>COX, P. M. et al. Amazonian forest dieback under climate-carbon cycle projections for the 21st century. <text:span text:style-name="T1">Theoretical and Applied Climatology</text:span>, v. 78, n. 1–3, p. 137–156, 2004. </text:p>
        <text:p text:style-name="P28">CRAMER, W. et al. Global response of terrestrial ecosystem structure and function to CO2 and climate change: Results from six dynamic global vegetation models. <text:span text:style-name="T1">Global Change Biology</text:span>, v. 7, n. 4, p. 357–373, 2001. </text:p>
        <text:p text:style-name="P28">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28">FRIEDLINGSTEIN, P. et al. Climate–Carbon Cycle Feedback Analysis: Results from the C 4 MIP Model Intercomparison. <text:span text:style-name="T1">Journal of Climate</text:span>, v. 19, n. 14, p. 3337–3353, 2006. </text:p>
        <text:p text:style-name="P28">HUNTINGFORD, C. et al. Simulated resilience of tropical rainforests to CO2-induced climate change. <text:span text:style-name="T1">Nature Geoscience</text:span>, v. 6, n. 4, p. 268–273, 2013. </text:p>
        <text:p text:style-name="P28">LAVOREL, S.; GARNIER, E. Predicting changes in community composition and ecosystem functioning from plant traits: revisting the Holy Grail. <text:span text:style-name="T1">Functional Ecology</text:span>, v. 16, n. Essay Review, p. 545–556, 2002. </text:p>
        <text:p text:style-name="P28">PAPPAS, C.; FATICHI, S.; BURLANDO, P. Modeling terrestrial carbon and water dynamics across climatic gradients: Does plant trait diversity matter? <text:span text:style-name="T1">New Phytologist</text:span>, v. 209, n. 1, p. 137–151, 2016. </text:p>
        <text:p text:style-name="P28">PAVLICK, R. et al. The Jena Diversity-Dynamic Global Vegetation Model (JeDi-DGVM): a diverse approach to representing terrestrial biogeography and biogeochemistry based on plant functional trade-offs. <text:span text:style-name="T1">Biogeosciences Discussions</text:span>, v. 9, n. 4, p. 4627–4726, 2013. </text:p>
        <text:p text:style-name="P28">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28">REU, B. et al. Future no-analogue vegetation produced by no-analogue combinations of temperature and insolation. <text:span text:style-name="T1">Global Ecology and Biogeography</text:span>, v. 23, n. 2, p. 156–167, 2014. </text:p>
        <text:p text:style-name="P28">SCHEITER, S.; LANGAN, L.; HIGGINS, S. I. Next-generation dynamic global vegetation models: learning from community ecology. <text:span text:style-name="T1">The New phytologist</text:span>, v. 198, n. 3, p. 957–69, 2013. </text:p>
        <text:p text:style-name="P28">TILMAN, D. Functional Diversity. <text:span text:style-name="T1">Encyclopedia of Biodiversity, Volume 3</text:span>, v. 3, p. 109–121, 2001. </text:p>
        <text:p text:style-name="P28">VAN BODEGOM, P. M. et al. Going beyond limitations of plant functional types when predicting global ecosystem-atmosphere fluxes: Exploring the merits of traits-based approaches. <text:span text:style-name="T1">Global Ecology and Biogeography</text:span>, v. 21, p. 625–636, 2012. </text:p>
        <text:p text:style-name="P28"><text:soft-page-break/>VERHEIJEN, L. M. et al. Inclusion of ecologically based trait variation in plant functional types reduces the projected land carbon sink in an earth system model. <text:span text:style-name="T1">Global Change Biology</text:span>, v. 21, n. 8, p. 3074–3086, 2015. </text:p>
        <text:p text:style-name="P24">YANG, Y. et al. From plant functional types to plant functional traits: A new paradigm in modelling global vegetation dynamics. <text:span text:style-name="T1">Progress in Physical Geography</text:span>, v. 39, n. 4, p. 514–535, 2015. </text:p>
      </text:section>
      <text:p text:style-name="P9">Supplementary data</text:p>
      <text:p text:style-name="P9"/>
      <text:p text:style-name="P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ArnoPro-Regular" svg:font-family="ArnoPro-Regular, 'MS Mincho'"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in" fo:margin-bottom="0in"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in" fo:margin-bottom="0in" loext:contextual-spacing="false" fo:line-height="100%" fo:hyphenation-ladder-count="no-limit">
        <style:tab-stops>
          <style:tab-stop style:position="0.5in"/>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989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489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989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489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98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8-10-15T12:13:57.157863843</dc:date>
    <meta:editing-cycles>20</meta:editing-cycles>
    <meta:editing-duration>P1DT22H41M10S</meta:editing-duration>
    <meta:generator>LibreOffice/6.0.2.1.0$Linux_X86_64 LibreOffice_project/00m0$Build-1</meta:generator>
    <meta:document-statistic meta:table-count="0" meta:image-count="0" meta:object-count="0" meta:page-count="11" meta:paragraph-count="96" meta:word-count="2546" meta:character-count="16905" meta:non-whitespace-character-count="14261"/>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